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text-properties officeooo:paragraph-rsid="0008d32f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>
      <style:text-properties officeooo:paragraph-rsid="0008d32f"/>
    </style:style>
    <style:style style:name="P9" style:family="paragraph" style:parent-style-name="Text_20_body" style:list-style-name="L9">
      <style:text-properties officeooo:paragraph-rsid="0008d32f"/>
    </style:style>
    <style:style style:name="P10" style:family="paragraph" style:parent-style-name="Text_20_body" style:list-style-name="L10">
      <style:text-properties officeooo:paragraph-rsid="0008d32f"/>
    </style:style>
    <style:style style:name="P11" style:family="paragraph" style:parent-style-name="Text_20_body" style:list-style-name="L11">
      <style:text-properties officeooo:paragraph-rsid="0008d32f"/>
    </style:style>
    <style:style style:name="P12" style:family="paragraph" style:parent-style-name="Text_20_body" style:list-style-name="L12">
      <style:text-properties officeooo:paragraph-rsid="0008d32f"/>
    </style:style>
    <style:style style:name="P13" style:family="paragraph" style:parent-style-name="Text_20_body">
      <style:text-properties officeooo:paragraph-rsid="0008d32f"/>
    </style:style>
    <style:style style:name="P14" style:family="paragraph" style:parent-style-name="Text_20_body">
      <style:text-properties officeooo:paragraph-rsid="000aaf8e"/>
    </style:style>
    <style:style style:name="P15" style:family="paragraph" style:parent-style-name="Text_20_body">
      <style:text-properties officeooo:rsid="000b5a89" officeooo:paragraph-rsid="000b5a89"/>
    </style:style>
    <style:style style:name="P16" style:family="paragraph" style:parent-style-name="Text_20_body">
      <style:text-properties officeooo:paragraph-rsid="000b5a89"/>
    </style:style>
    <style:style style:name="P17" style:family="paragraph" style:parent-style-name="Text_20_body">
      <style:text-properties officeooo:rsid="000cec29" officeooo:paragraph-rsid="000cec29"/>
    </style:style>
    <style:style style:name="T1" style:family="text">
      <style:text-properties officeooo:rsid="0008d32f"/>
    </style:style>
    <style:style style:name="T2" style:family="text">
      <style:text-properties officeooo:rsid="000b5a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<text:span text:style-name="Strong_20_Emphasis">Estructura propuesta para la Introducción del Laboratorio “Eficiencia”</text:span></text:h>
      <text:p text:style-name="Text_20_body"><text:span text:style-name="Strong_20_Emphasis">1. Recordatorio del experimento anterior (conexión lógica)</text:span></text:p>
      <text:list xml:id="list397717408" text:style-name="L2">
        <text:list-item>
          <text:p text:style-name="P1">El lector acaba de ver en el laboratorio previo cómo un conjunto de criaturas vivientes fue utilizado para construir un computador natural.</text:p>
        </text:list-item>
        <text:list-item>
          <text:p text:style-name="P1">Este sistema logró resolver un problema lógico mediante los principios básicos de la vida: ADN, reproducción, individuos y ciclo vital.</text:p>
        </text:list-item>
        <text:list-item>
          <text:p text:style-name="P1">Aquella demostración nos permitió comprobar que la vida puede comportarse como una máquina lógica universal.</text:p>
        </text:list-item>
      </text:list>
      <text:p text:style-name="Text_20_body"><text:span text:style-name="Strong_20_Emphasis">2. Nueva pregunta que surge</text:span></text:p>
      <text:list xml:id="list3233841161" text:style-name="L3">
        <text:list-item>
          <text:p text:style-name="P3">Una vez demostrado que la vida puede calcular, el siguiente paso es preguntarnos <text:span text:style-name="Strong_20_Emphasis">qué tan eficiente es esa máquina</text:span>.</text:p>
        </text:list-item>
        <text:list-item>
          <text:p text:style-name="P3">En ciencia, todo sistema puede medirse, compararse y evaluarse.</text:p>
        </text:list-item>
        <text:list-item>
          <text:p text:style-name="P3">Así como comparamos diferentes computadores o diferentes métodos, ahora compararemos esta “máquina viviente” con las demás arquitecturas de cálculo conocidas.</text:p>
        </text:list-item>
      </text:list>
      <text:p text:style-name="Text_20_body"><text:span text:style-name="Strong_20_Emphasis">3. El sentido del análisis</text:span></text:p>
      <text:list xml:id="list76304295" text:style-name="L4">
        <text:list-item>
          <text:p text:style-name="P4">Analizar su eficiencia no es un ejercicio académico: es una forma de descubrir qué lugar ocupa la vida dentro del universo de las inteligencias posibles.</text:p>
        </text:list-item>
        <text:list-item>
          <text:p text:style-name="P4">Si la máquina viviente resultara ser la más eficiente imaginable, significaría que la inteligencia que buscamos no está fuera de nosotros, sino contenida en el propio proceso vital.</text:p>
        </text:list-item>
      </text:list>
      <text:p text:style-name="Text_20_body"><text:span text:style-name="Strong_20_Emphasis">4. Tipos de comparación posibles</text:span></text:p>
      <text:list xml:id="list1880333957" text:style-name="L5">
        <text:list-item>
          <text:p text:style-name="P5">Entre computadores, pueden compararse tanto las máquinas (sus arquitecturas) como los métodos que emplean (sus algoritmos).</text:p>
        </text:list-item>
        <text:list-item>
          <text:p text:style-name="P5">Un computador puede ser más rápido, otro más estable, otro más económico o más adaptable.</text:p>
        </text:list-item>
        <text:list-item>
          <text:p text:style-name="P5">De la misma forma, los métodos pueden diferir en su modo de alcanzar el resultado, algunos más directos, otros más extensos o redundantes.</text:p>
        </text:list-item>
        <text:list-item>
          <text:p text:style-name="P5">La vida combina ambas cosas: máquina y método. Y en esta unión reside su singularidad.</text:p>
        </text:list-item>
      </text:list>
      <text:p text:style-name="Text_20_body"><text:span text:style-name="Strong_20_Emphasis">5. Objetivo del laboratorio</text:span></text:p>
      <text:list xml:id="list3559026216" text:style-name="L6">
        <text:list-item>
          <text:p text:style-name="P6">En este laboratorio intentaremos estimar la eficiencia de la máquina lógica basada en la vida, observando su comportamiento y razonando sobre los hechos ya comprobados.</text:p>
        </text:list-item>
        <text:list-item>
          <text:p text:style-name="P6">No buscaremos una medida exacta, sino una comprensión más profunda del modo en que la vida realiza sus cálculos.</text:p>
        </text:list-item>
        <text:list-item>
          <text:p text:style-name="P6"><text:soft-page-break/>Comenzaremos analizando la eficiencia <text:span text:style-name="Strong_20_Emphasis">algorítmica</text:span> del sistema —es decir, cómo transforma los datos de generación en generación—.</text:p>
        </text:list-item>
        <text:list-item>
          <text:p text:style-name="P6">Más adelante, estudiaremos la eficiencia <text:span text:style-name="Strong_20_Emphasis">del hardware</text:span>, es decir, de la vida misma como máquina universal.</text:p>
        </text:list-item>
      </text:list>
      <text:p text:style-name="Text_20_body"><text:span text:style-name="Strong_20_Emphasis">6. Anticipación del valor filosófico</text:span></text:p>
      <text:list xml:id="list241253680" text:style-name="L7">
        <text:list-item>
          <text:p text:style-name="P7">El resultado de este análisis será revelador: al demostrar que la eficiencia de esta máquina no puede ser superada, estaremos mostrando que no existe otra inteligencia superior posible dentro del marco del universo lógico.</text:p>
        </text:list-item>
        <text:list-item>
          <text:p text:style-name="P7">Comprender la eficiencia de la vida es, por tanto, comprender el límite superior del pensamiento.</text:p>
        </text:list-item>
      </text:list>
      <text:p text:style-name="Horizontal_20_Line"/>
      <text:p text:style-name="Horizontal_20_Line"/>
      <text:p text:style-name="Text_20_body"/>
      <text:p text:style-name="Text_20_body"/>
      <text:p text:style-name="P13"><text:span text:style-name="Strong_20_Emphasis">1. Recordatorio del experimento anterior (conexión lógica)</text:span></text:p>
      <text:list xml:id="list124542023165988" text:continue-list="list397717408" text:style-name="L2">
        <text:list-item>
          <text:p text:style-name="P2">El lector acaba de ver en el laboratorio previo cómo un conjunto de criaturas vivientes fue utilizado para construir un computador natural.</text:p>
        </text:list-item>
      </text:list>
      <text:p text:style-name="P13"><text:span text:style-name="T1">Hemos visto como un conjunto de criaturas vivientes fue utilizado para construir un computador natural.</text:span></text:p>
      <text:p text:style-name="P14">Este sistema logró resolver un problema lógico mediante los principios básicos de la vida: ADN, reproducción, individuos y ciclo vital.</text:p>
      <text:p text:style-name="P14">Aquella demostración nos permitió comprobar que la vida puede comportarse como una máquina lógica universal.</text:p>
      <text:p text:style-name="P15">son esto las poblaciones? Pensamiento?</text:p>
      <text:p text:style-name="P15">es esto la vida? Inteligencia?</text:p>
      <text:p text:style-name="P15"/>
      <text:p text:style-name="P14"><text:span text:style-name="Strong_20_Emphasis">2. Nueva pregunta que surge</text:span></text:p>
      <text:p text:style-name="P16">Una vez demostrado que la vida puede calcular, el siguiente paso es preguntarnos<text:span text:style-name="T2">,</text:span></text:p>
      <text:p text:style-name="P16"><text:span text:style-name="T2">que clase de sistema de calculo es este.</text:span></text:p>
      <text:p text:style-name="P17">Es mejor o es peor? Podemos compararlo con nuestros computadores? </text:p>
      <text:p text:style-name="P16"><text:s/>En ciencia, todo sistema puede medirse, compararse y evaluarse.</text:p>
      <text:p text:style-name="P16"/>
      <text:list xml:id="list1982494947" text:style-name="L8">
        <text:list-item>
          <text:p text:style-name="P8"><text:soft-page-break/>Así como comparamos diferentes computadores o diferentes métodos, ahora compararemos esta “máquina viviente” con las demás arquitecturas de cálculo conocidas.</text:p>
        </text:list-item>
      </text:list>
      <text:p text:style-name="P13"><text:span text:style-name="Strong_20_Emphasis">3. El sentido del análisis</text:span></text:p>
      <text:list xml:id="list181812959" text:style-name="L9">
        <text:list-item>
          <text:p text:style-name="P9">Analizar su eficiencia no es un ejercicio académico: es una forma de descubrir qué lugar ocupa la vida dentro del universo de las inteligencias posibles.</text:p>
        </text:list-item>
        <text:list-item>
          <text:p text:style-name="P9">Si la máquina viviente resultara ser la más eficiente imaginable, significaría que la inteligencia que buscamos no está fuera de nosotros, sino contenida en el propio proceso vital.</text:p>
        </text:list-item>
      </text:list>
      <text:p text:style-name="P13"><text:span text:style-name="Strong_20_Emphasis">4. Tipos de comparación posibles</text:span></text:p>
      <text:list xml:id="list2584449389" text:style-name="L10">
        <text:list-item>
          <text:p text:style-name="P10">Entre computadores, pueden compararse tanto las máquinas (sus arquitecturas) como los métodos que emplean (sus algoritmos).</text:p>
        </text:list-item>
        <text:list-item>
          <text:p text:style-name="P10">Un computador puede ser más rápido, otro más estable, otro más económico o más adaptable.</text:p>
        </text:list-item>
        <text:list-item>
          <text:p text:style-name="P10">De la misma forma, los métodos pueden diferir en su modo de alcanzar el resultado, algunos más directos, otros más extensos o redundantes.</text:p>
        </text:list-item>
        <text:list-item>
          <text:p text:style-name="P10">La vida combina ambas cosas: máquina y método. Y en esta unión reside su singularidad.</text:p>
        </text:list-item>
      </text:list>
      <text:p text:style-name="P13"><text:span text:style-name="Strong_20_Emphasis">5. Objetivo del laboratorio</text:span></text:p>
      <text:list xml:id="list19983415" text:style-name="L11">
        <text:list-item>
          <text:p text:style-name="P11">En este laboratorio intentaremos estimar la eficiencia de la máquina lógica basada en la vida, observando su comportamiento y razonando sobre los hechos ya comprobados.</text:p>
        </text:list-item>
        <text:list-item>
          <text:p text:style-name="P11">No buscaremos una medida exacta, sino una comprensión más profunda del modo en que la vida realiza sus cálculos.</text:p>
        </text:list-item>
        <text:list-item>
          <text:p text:style-name="P11">Comenzaremos analizando la eficiencia <text:span text:style-name="Strong_20_Emphasis">algorítmica</text:span> del sistema —es decir, cómo transforma los datos de generación en generación—.</text:p>
        </text:list-item>
        <text:list-item>
          <text:p text:style-name="P11">Más adelante, estudiaremos la eficiencia <text:span text:style-name="Strong_20_Emphasis">del hardware</text:span>, es decir, de la vida misma como máquina universal.</text:p>
        </text:list-item>
      </text:list>
      <text:p text:style-name="P13"><text:span text:style-name="Strong_20_Emphasis">6. Anticipación del valor filosófico</text:span></text:p>
      <text:list xml:id="list897422140" text:style-name="L12">
        <text:list-item>
          <text:p text:style-name="P12">El resultado de este análisis será revelador: al demostrar que la eficiencia de esta máquina no puede ser superada, estaremos mostrando que no existe otra inteligencia superior posible dentro del marco del universo lógico.</text:p>
        </text:list-item>
        <text:list-item>
          <text:p text:style-name="P12">Comprender la eficiencia de la vida es, por tanto, comprender el límite superior del pensamiento.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1T11:50:56.039000000</meta:creation-date>
    <dc:date>2025-10-31T12:45:40.479000000</dc:date>
    <meta:editing-duration>PT24M3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54" meta:word-count="847" meta:character-count="5397" meta:non-whitespace-character-count="4636"/>
  </office:meta>
</office:document-meta>
</file>